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3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4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5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6" style:family="table-cell" style:parent-style-name="Default" style:data-style-name="N14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7" style:family="table-cell" style:parent-style-name="Separador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2" style:family="table-cell" style:parent-style-name="Default" style:data-style-name="N14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3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4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Separador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4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7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2pt" fo:language="pt" fo:country="PT" fo:font-style="normal" fo:text-shadow="none" style:text-underline-style="none" style:text-underline-mode="continuous" style:text-overline-mode="continuous" style:text-line-through-mode="continuous" style:font-name-asian="HG Mincho Light J" style:font-size-asian="12pt" style:language-asian="pt" style:country-asian="BR" style:font-style-asian="normal" style:font-name-complex="Arial Unicode MS" style:font-size-complex="12pt" style:language-complex="pt" style:country-complex="BR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1" fo:font-size="12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language-asian="pt" style:country-asian="BR" style:font-style-asian="normal" style:font-weight-asian="bold" style:font-name-complex="Arial Unicode MS" style:font-size-complex="12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pt" style:country-asian="BR" style:font-style-asian="normal" style:font-weight-asian="normal" style:font-name-complex="Arial Unicode MS" style:font-size-complex="1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33 - mens. 08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6 - mens. 09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9 - mens. 10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1-08" calcext:value-type="date">
            <text:p>08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72 - mens. 11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5 - mens. 12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8 - mens. 0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2-10" calcext:value-type="date">
            <text:p>10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11 - mens. 0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5 - mens. 03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4-09" calcext:value-type="date">
            <text:p>0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9 - mens. 04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5-08" calcext:value-type="date">
            <text:p>08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53 - mens. 05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6-09" calcext:value-type="date">
            <text:p>09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7 - mens. 06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3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4">em nome de </text:span><text:span text:style-name="T5">MINISTER SERVIÇOS CONTÁBEIS</text:span><text:span text:style-name="T6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8" number:min-decimal-places="0" number:min-integer-digits="1" number:decimal-replacement="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1P0" style:volatile="true">
      <number:text>R$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 DM"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""""""""""""""""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2" number:min-decimal-places="2" number:min-integer-digits="1" number:grouping="true"/>
    </number:number-style>
    <number:number-style style:name="N14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4">
      <number:text>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3">
      <number:minutes number:style="long"/>
      <number:text>:</number:text>
      <number:seconds number:style="long"/>
      <number:text>,</number:text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05:29.3510000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12">00/00/0000</text:date></text:span><text:span text:style-name="MT6"><text:s/>- </text:span><text:span text:style-name="MT6"><text:time style:data-style-name="N2" text:time-value="11:05:29.354000000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05:29.3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8-12T11:04:50.437000000</dc:date>
    <dc:language>pt-PT</dc:language>
    <meta:editing-cycles>685</meta:editing-cycles>
    <meta:editing-duration>PT21H9M39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